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2000000020056D5795D97F17E95.jpg" manifest:media-type="image/jpeg"/>
  <manifest:file-entry manifest:full-path="Pictures/10000000000002000000020065BEFE37CCD98E2F.jpg" manifest:media-type="image/jpe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729fcf" draw:fill-gradient-name="Gradient_20_3" draw:gradient-step-count="64" draw:textarea-horizontal-align="justify" draw:textarea-vertical-align="middle" draw:auto-grow-height="false" fo:min-height="1.148cm" fo:min-width="2.128cm"/>
      <style:paragraph-properties style:writing-mode="lr-tb"/>
    </style:style>
    <style:style style:name="gr2" style:family="graphic" style:parent-style-name="standard">
      <style:graphic-properties svg:stroke-color="#000000" draw:fill="gradient" draw:fill-color="#f5cd53" draw:fill-gradient-name="Gradient_20_3" draw:gradient-step-count="64" draw:textarea-horizontal-align="justify" draw:textarea-vertical-align="middle" draw:auto-grow-height="false" fo:min-height="1.239cm" fo:min-width="2.051cm"/>
      <style:paragraph-properties style:writing-mode="lr-tb"/>
    </style:style>
    <style:style style:name="gr3" style:family="graphic" style:parent-style-name="standard">
      <style:graphic-properties svg:stroke-color="#000000" draw:fill="gradient" draw:fill-gradient-name="Blank_20_with_20_Gray" draw:textarea-horizontal-align="justify" draw:textarea-vertical-align="middle" draw:auto-grow-height="false" fo:min-height="1.401cm" fo:min-width="3.31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963cm" fo:min-width="2.549cm"/>
      <style:paragraph-properties style:writing-mode="lr-tb"/>
    </style:style>
    <style:style style:name="gr5" style:family="graphic" style:parent-style-name="standard">
      <style:graphic-properties svg:stroke-color="#000000" draw:fill="gradient" draw:fill-gradient-name="Blank_20_with_20_Gray" draw:textarea-horizontal-align="justify" draw:textarea-vertical-align="middle" draw:auto-grow-height="false" fo:min-height="3.867cm" fo:min-width="3.734cm"/>
      <style:paragraph-properties style:writing-mode="lr-tb"/>
    </style:style>
    <style:style style:name="gr6" style:family="graphic" style:parent-style-name="standard">
      <style:graphic-properties svg:stroke-color="#000000" draw:fill="bitmap" draw:fill-color="#ffff00" draw:fill-image-name="Paper_20_Texture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737cm" fo:min-width="2.508cm"/>
      <style:paragraph-properties style:writing-mode="lr-tb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729fcf" draw:fill-gradient-name="Gradient_20_3" draw:gradient-step-count="64"/>
      <style:paragraph-properties fo:text-align="center"/>
    </style:style>
    <style:style style:name="P3" style:family="paragraph">
      <loext:graphic-properties draw:fill="gradient" draw:fill-color="#f5cd53" draw:fill-gradient-name="Gradient_20_3" draw:gradient-step-count="64"/>
      <style:paragraph-properties fo:text-align="center"/>
    </style:style>
    <style:style style:name="P4" style:family="paragraph">
      <loext:graphic-properties draw:fill="gradient" draw:fill-gradient-name="Blank_20_with_20_Gray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bitmap" draw:fill-color="#ffff00" draw:fill-image-name="Paper_20_Texture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7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18cm" svg:height="1.397cm" svg:x="6.993cm" svg:y="2.397cm">
          <text:p text:style-name="P1">Acoustic</text:p>
          <text:p text:style-name="P1">Featur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3" draw:id="id3" draw:layer="layout" svg:width="4.191cm" svg:height="1.488cm" svg:x="7.057cm" svg:y="5.081cm">
          <text:p text:style-name="P1">Text </text:p>
          <text:p text:style-name="P1">Features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4" draw:id="id4" draw:layer="layout" svg:width="3.81cm" svg:height="1.651cm" svg:x="12.572cm" svg:y="2.27cm">
          <text:p text:style-name="P1">Acoustic</text:p>
          <text:p text:style-name="P1">Net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5" draw:id="id5" draw:layer="layout" svg:width="3.81cm" svg:height="1.651cm" svg:x="12.573cm" svg:y="4.97cm">
          <text:p text:style-name="P1">Text</text:p>
          <text:p text:style-name="P1">Networ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3.048cm" svg:height="4.191cm" svg:x="2.405cm" svg:y="2.216cm">
          <text:p text:style-name="P1">Emotional</text:p>
          <text:p text:style-name="P1">Speech</text:p>
          <text:p text:style-name="P1">Dataset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6" draw:id="id6" draw:layer="layout" svg:width="4.572cm" svg:height="4.445cm" svg:x="17.726cm" svg:y="2.27cm">
          <text:p text:style-name="P1">Concatenation</text:p>
          <text:p text:style-name="P1">Network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6" xml:id="id7" draw:id="id7" draw:layer="layout" svg:width="3.334cm" svg:height="1.397cm" svg:x="23.606cm" svg:y="2.146cm">
          <text:p text:style-name="P1">Valen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6" xml:id="id8" draw:id="id8" draw:layer="layout" svg:width="3.334cm" svg:height="1.397cm" svg:x="23.606cm" svg:y="3.796cm">
          <text:p text:style-name="P1">Arousal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6" xml:id="id9" draw:id="id9" draw:layer="layout" svg:width="3.334cm" svg:height="1.397cm" svg:x="23.606cm" svg:y="5.446cm">
          <text:p text:style-name="P1">Dominanc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7" draw:layer="layout" draw:type="curve" svg:x1="5.453cm" svg:y1="4.312cm" svg:x2="7.424cm" svg:y2="3.096cm" draw:start-shape="id1" draw:start-glue-point="8" draw:end-shape="id2" draw:end-glue-point="6" svg:d="M5453 4312c1156 0 171-1216 1971-1216" svg:viewBox="0 0 1972 1217">
          <text:p/>
        </draw:connector>
        <draw:connector draw:style-name="gr7" draw:text-style-name="P7" draw:layer="layout" draw:type="curve" svg:x1="5.453cm" svg:y1="4.312cm" svg:x2="7.476cm" svg:y2="5.825cm" draw:start-shape="id1" draw:start-glue-point="8" draw:end-shape="id3" draw:end-glue-point="6" svg:d="M5453 4312c1203 0 192 1513 2023 1513" svg:viewBox="0 0 2024 1514">
          <text:p/>
        </draw:connector>
        <draw:connector draw:style-name="gr7" draw:text-style-name="P7" draw:layer="layout" draw:type="curve" svg:x1="10.872cm" svg:y1="3.096cm" svg:x2="12.572cm" svg:y2="3.096cm" draw:start-shape="id2" draw:start-glue-point="9" draw:end-shape="id4" draw:end-glue-point="5" svg:d="M10872 3096h1700" svg:viewBox="0 0 1701 1">
          <text:p/>
        </draw:connector>
        <draw:connector draw:style-name="gr7" draw:text-style-name="P7" draw:layer="layout" draw:type="curve" svg:x1="10.822cm" svg:y1="5.825cm" svg:x2="12.573cm" svg:y2="5.796cm" draw:start-shape="id3" draw:start-glue-point="9" draw:end-shape="id5" draw:end-glue-point="5" svg:d="M10822 5825c1633 0 758-29 1751-29" svg:viewBox="0 0 1752 30">
          <text:p/>
        </draw:connector>
        <draw:connector draw:style-name="gr7" draw:text-style-name="P7" draw:layer="layout" draw:type="curve" svg:x1="16.382cm" svg:y1="3.096cm" svg:x2="17.726cm" svg:y2="4.493cm" draw:start-shape="id4" draw:start-glue-point="7" draw:end-shape="id6" draw:end-glue-point="5" svg:d="M16382 3096c1009 0 338 1397 1344 1397" svg:viewBox="0 0 1345 1398">
          <text:p/>
        </draw:connector>
        <draw:connector draw:style-name="gr7" draw:text-style-name="P7" draw:layer="layout" draw:type="curve" svg:x1="16.383cm" svg:y1="5.795cm" svg:x2="17.726cm" svg:y2="4.492cm" draw:start-shape="id5" draw:end-shape="id6" svg:d="M16383 5795c1008 0 337-1303 1343-1303" svg:viewBox="0 0 1344 1304">
          <text:p/>
        </draw:connector>
        <draw:connector draw:style-name="gr7" draw:text-style-name="P7" draw:layer="layout" draw:type="curve" svg:x1="22.298cm" svg:y1="4.493cm" svg:x2="23.606cm" svg:y2="2.844cm" draw:start-shape="id6" draw:start-glue-point="7" draw:end-shape="id7" svg:d="M22298 4493c982 0 329-1649 1308-1649" svg:viewBox="0 0 1309 1650">
          <text:p/>
        </draw:connector>
        <draw:connector draw:style-name="gr7" draw:text-style-name="P7" draw:layer="layout" draw:type="curve" svg:x1="22.298cm" svg:y1="4.493cm" svg:x2="23.606cm" svg:y2="4.495cm" draw:start-shape="id6" draw:start-glue-point="7" draw:end-shape="id8" draw:end-glue-point="5" svg:d="M22298 4493c982 0 329 2 1308 2" svg:viewBox="0 0 1309 3">
          <text:p/>
        </draw:connector>
        <draw:connector draw:style-name="gr7" draw:text-style-name="P7" draw:layer="layout" draw:type="curve" svg:x1="22.298cm" svg:y1="4.493cm" svg:x2="23.606cm" svg:y2="6.145cm" draw:start-shape="id6" draw:start-glue-point="7" draw:end-shape="id9" draw:end-glue-point="5" svg:d="M22298 4493c982 0 329 1652 1308 1652" svg:viewBox="0 0 1309 165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b2b2b2" draw:end-color="#eeeeee" draw:start-intensity="100%" draw:end-intensity="100%" draw:angle="0" draw:border="0%"/>
    <draw:gradient draw:name="Gradient_20_2" draw:display-name="Gradient 2" draw:style="linear" draw:start-color="#b4c7dc" draw:end-color="#ffffff" draw:start-intensity="100%" draw:end-intensity="100%" draw:angle="10" draw:border="0%"/>
    <draw:gradient draw:name="Gradient_20_3" draw:display-name="Gradient 3" draw:style="linear" draw:start-color="#d0d0d0" draw:end-color="#ffffff" draw:start-intensity="100%" draw:end-intensity="100%" draw:angle="10" draw:border="0%"/>
    <draw:gradient draw:name="Gradient_20_4" draw:display-name="Gradient 4" draw:style="linear" draw:start-color="#bababa" draw:end-color="#ffffff" draw:start-intensity="100%" draw:end-intensity="100%" draw:angle="1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65BEFE37CCD98E2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xx" style:country-asian="none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Bagus Tris Atmaja</meta:initial-creator>
    <meta:creation-date>2020-03-25T21:22:51.775389892</meta:creation-date>
    <dc:date>2020-04-27T12:10:39.630632954</dc:date>
    <dc:creator>Bagus Tris Atmaja</dc:creator>
    <meta:editing-duration>PT55M41S</meta:editing-duration>
    <meta:editing-cycles>9</meta:editing-cycles>
    <meta:generator>LibreOffice/6.3.5.2$Linux_X86_64 LibreOffice_project/dd0751754f11728f69b42ee2af66670068624673</meta:generator>
    <meta:document-statistic meta:object-count="18"/>
  </office:meta>
</office:document-meta>
</file>